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c1ea0" officeooo:paragraph-rsid="001c1ea0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27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700f3"/>
    </style:style>
    <style:style style:name="T12" style:family="text">
      <style:text-properties officeooo:rsid="001c1ea0"/>
    </style:style>
    <style:style style:name="T13" style:family="text">
      <style:text-properties fo:color="#000000" fo:font-style="normal" style:text-underline-style="none" style:font-style-asian="normal" style:font-style-complex="normal"/>
    </style:style>
    <style:style style:name="T14" style:family="text">
      <style:text-properties fo:color="#000000" fo:font-style="normal" style:text-underline-style="none" officeooo:rsid="001c1ea0" style:font-style-asian="normal" style:font-style-complex="normal"/>
    </style:style>
    <style:style style:name="T15" style:family="text">
      <style:text-properties officeooo:rsid="002107da"/>
    </style:style>
    <style:style style:name="T16" style:family="text">
      <style:text-properties officeooo:rsid="00215a5d"/>
    </style:style>
    <style:style style:name="T17" style:family="text">
      <style:text-properties officeooo:rsid="0022267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<text:span text:style-name="T17">LORITTI</text:span></text:p>
      <text:p text:style-name="P1"/>
      <text:p text:style-name="P3">Buongiorno, l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p text:style-name="P2"/>
      <text:p text:style-name="P2"/>
      <text:alphabetical-index text:style-name="Sect1" text:protected="true" text:name="Alphabetical Index1">
        <text:alphabetical-index-source text:main-entry-style-name="Main_20_index_20_entry" text:sort-algorithm="alphanumeric" fo:language="it" fo:country="IT">
          <text:index-title-template text:style-name="Index_20_Heading">Emotional Map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Emotional Maps</text:p>
          </text:index-title>
          <text:p text:style-name="P27">Finalità del software:<text:tab/>2</text:p>
          <text:p text:style-name="P27">Formati supportati:<text:tab/>2</text:p>
          <text:p text:style-name="P27">Il file di log:<text:tab/>2</text:p>
          <text:p text:style-name="P27">Interpretazione dell’output:<text:tab/>3</text:p>
          <text:p text:style-name="P27">Operazioni supportate:<text:tab/>2</text:p>
          <text:p text:style-name="P27">Requisiti del software:<text:tab/>2</text:p>
          <text:p text:style-name="P27">Utilizzo del programma:<text:tab/>3</text:p>
        </text:index-body>
      </text:alphabetical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alphabetical-index-mark-start text:id="IMark94500535969320"/>Requisiti del software:<text:alphabetical-index-mark-end text:id="IMark94500535969320"/></text:p>
      <text:p text:style-name="P4"/>
      <text:p text:style-name="P5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, andare a scaricare ed installare la JRE.</text:p>
      <text:p text:style-name="P5">Per l’installazione deleghiamo le istruzioni all’installer di Oracle.</text:p>
      <text:p text:style-name="P2"/>
      <text:p text:style-name="P6"><text:alphabetical-index-mark-start text:id="IMark94500537861368"/>Finalità del software:<text:alphabetical-index-mark-end text:id="IMark94500537861368"/></text:p>
      <text:p text:style-name="P6"/>
      <text:p text:style-name="P13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23"/>
      <text:p text:style-name="P10">Vi sono a disposizione, pre-caricati ed utilizzabili, 3 differenti POI. La lista, tuttavia, è espandibile per garantire la massima flessibilità di utilizzo.</text:p>
      <text:p text:style-name="P11">Eventuali POI aggiunti dovranno essere inseriti nel file <text:span text:style-name="T10">POI.txt</text:span><text:span text:style-name="T1"> </text:span>secondo il seguente formato:</text:p>
      <text:p text:style-name="P12">&lt;latitudine&gt;,&lt;longitudine&gt;-&lt;nome&gt;</text:p>
      <text:p text:style-name="P12"/>
      <text:p text:style-name="P10">La mappa creata risulta facilmente consultabile ed adattabile alle più disparate esigenze, di seguito troverà tutte le informazioni per sfruttare al meglio questo software.</text:p>
      <text:p text:style-name="P6"/>
      <text:p text:style-name="P6"><text:alphabetical-index-mark-start text:id="IMark94500593765624"/>Formati supportati:<text:alphabetical-index-mark-end text:id="IMark94500593765624"/></text:p>
      <text:p text:style-name="P6"/>
      <text:p text:style-name="P14">Il software svolge le sue operazioni partendo da dati grezzi, i quali devono essere presentati in uno specifico formato per permettergli di lavorare correttamente.</text:p>
      <text:p text:style-name="P14">Il formato è il seguente:</text:p>
      <text:p text:style-name="P14">Sarà necessario adottare un <text:span text:style-name="T6">file di testo (Example.txt)</text:span><text:span text:style-name="T5"> </text:span>il quale dovrà avere un contenuto che rispetti la seguente forma:</text:p>
      <text:p text:style-name="P21">createmap(<text:span text:style-name="T3">&lt;data_inizio&gt;</text:span>-<text:span text:style-name="T3">&lt;data_fine&gt;</text:span>)</text:p>
      <text:p text:style-name="P21">import(<text:span text:style-name="T3">&lt;file_di_import&gt;</text:span>)</text:p>
      <text:p text:style-name="P6"/>
      <text:p text:style-name="P6"><text:alphabetical-index-mark-start text:id="IMark94500547626840"/>Operazioni supportate:<text:alphabetical-index-mark-end text:id="IMark94500547626840"/></text:p>
      <text:p text:style-name="P6"/>
      <text:p text:style-name="P15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15">Ogni tentativo di far leggere all’applicatico operazione differenti produrrà nell’applicativo errori non risolvibili.</text:p>
      <text:p text:style-name="P6"/>
      <text:p text:style-name="P6"><text:alphabetical-index-mark-start text:id="IMark94500538686440"/>Il file di log:<text:alphabetical-index-mark-end text:id="IMark94500538686440"/></text:p>
      <text:p text:style-name="P6"/>
      <text:p text:style-name="P15">Il file di log che accompagna questo programma è un particolare file di testo con lo scopo di tener traccia di tutti gli errori che andranno a verificarsi durante l’esecuzione del programma.</text:p>
      <text:p text:style-name="P6"/>
      <text:p text:style-name="P6"><text:alphabetical-index-mark-start text:id="IMark94500593765624"/>Interpretazione dell’output:<text:alphabetical-index-mark-end text:id="IMark94500593765624"/></text:p>
      <text:p text:style-name="P6"/>
      <text:p text:style-name="P18">L’output, visualizzato sullo stesso teminale in cui si manda in esecuzione il programma, avrà la seguente sruttura:</text:p>
      <text:p text:style-name="P19">POI1 - 0%A, 0%F, 0%S, 0%T, 0%N</text:p>
      <text:p text:style-name="P19">POI2 - 0%A, 0%F, 0%S, 0%T, 0%N</text:p>
      <text:p text:style-name="P19">POI3 - 0%A, 0%F, 0%S, 0%T, 0%N</text:p>
      <text:p text:style-name="P18"/>
      <text:p text:style-name="P18">I valori di esempio (gli zeri) sono valori di esempio.</text:p>
      <text:p text:style-name="P18"><text:soft-page-break/>Le percentuali diranno, in percentuale, quante persone <text:span text:style-name="T1">A</text:span>rrabbiate, <text:span text:style-name="T1">F</text:span>elici, <text:span text:style-name="T1">S</text:span>orprese, <text:span text:style-name="T1">T</text:span>risti e <text:span text:style-name="T1">N</text:span>eutrali ci sono nel POI <text:span text:style-name="T12">numero 1, 2 e 3</text:span>.</text:p>
      <text:p text:style-name="P18"/>
      <text:p text:style-name="P20">Vi sono due tipologie di stampe:</text:p>
      <text:list xml:id="list2724224132" text:style-name="L1">
        <text:list-item>
          <text:p text:style-name="P24">Mappa Emozionale completa: dove vi sono tutti i dati di tutti gli utenti</text:p>
        </text:list-item>
        <text:list-item>
          <text:p text:style-name="P25"><text:span text:style-name="T14">M</text:span><text:span text:style-name="T13">appa Emozionale degli utenti attualmente iscritti: dove ci sono solo gli utenti attualmente iscritti.</text:span></text:p>
        </text:list-item>
      </text:list>
      <text:p text:style-name="P18"/>
      <text:p text:style-name="P7"><text:alphabetical-index-mark-start text:id="IMark94500572808536"/><text:span text:style-name="T11">Utilizzo del programma</text:span>:<text:alphabetical-index-mark-end text:id="IMark94500572808536"/></text:p>
      <text:p text:style-name="P9"/>
      <text:p text:style-name="P16">Una volta installata la versione di Java richiesta è necessario andare a compilare il sorgente, presente nella cartella <text:span text:style-name="T8">src</text:span>.</text:p>
      <text:p text:style-name="P16">Recarsi nela cartella <text:span text:style-name="T8">src</text:span> e tramite un terminale (PowerShell, CMD, Terminal, ecc… ) e digitare il seguente comando:</text:p>
      <text:p text:style-name="P22">javac emotionalmaps/EmotionalMaps.java</text:p>
      <text:p text:style-name="P17"/>
      <text:p text:style-name="P17">una volta compilato si potrà mandare in esecuzione attraverso il seguente comando:</text:p>
      <text:p text:style-name="P22">java emotionalmaps/EmotionalMaps <text:span text:style-name="T3">&lt;file_input&gt;</text:span></text:p>
      <text:p text:style-name="P17"/>
      <text:p text:style-name="P17">Eventuali errori riferiti alla versione di Java saranno comunicati dalla JRE, mentre errori relativi al programma saranno presenti nel file di <text:span text:style-name="T8">LOG.txt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30:34.968000000</meta:creation-date>
    <dc:date>2020-01-28T12:55:21.795982426</dc:date>
    <meta:editing-duration>PT48M48S</meta:editing-duration>
    <meta:editing-cycles>13</meta:editing-cycles>
    <meta:generator>LibreOffice/6.2.8.2$Linux_X86_64 LibreOffice_project/20$Build-2</meta:generator>
    <meta:document-statistic meta:table-count="0" meta:image-count="0" meta:object-count="0" meta:page-count="3" meta:paragraph-count="48" meta:word-count="508" meta:character-count="3531" meta:non-whitespace-character-count="3073"/>
  </office:meta>
</office:document-meta>
</file>